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0a6e1f" officeooo:paragraph-rsid="000a6e1f" style:font-size-asian="15.75pt" style:font-size-complex="18pt"/>
    </style:style>
    <style:style style:name="P2" style:family="paragraph" style:parent-style-name="Standard">
      <style:text-properties fo:font-size="18pt" fo:font-weight="bold" officeooo:rsid="000a6e1f" officeooo:paragraph-rsid="000a6e1f" style:font-size-asian="15.75pt" style:font-weight-asian="bold" style:font-size-complex="18pt" style:font-weight-complex="bold"/>
    </style:style>
    <style:style style:name="P3" style:family="paragraph" style:parent-style-name="Standard">
      <style:text-properties fo:font-size="28pt" officeooo:rsid="000a6e1f" officeooo:paragraph-rsid="000a6e1f" style:font-size-asian="24.5pt" style:font-size-complex="28pt"/>
    </style:style>
    <style:style style:name="P4" style:family="paragraph" style:parent-style-name="Standard">
      <style:text-properties officeooo:paragraph-rsid="000a6e1f"/>
    </style:style>
    <style:style style:name="P5" style:family="paragraph" style:parent-style-name="Standard">
      <style:text-properties fo:font-size="15pt" fo:font-weight="bold" officeooo:rsid="000a6e1f" officeooo:paragraph-rsid="000a6e1f" style:font-size-asian="15pt" style:font-weight-asian="bold" style:font-size-complex="15pt" style:font-weight-complex="bold"/>
    </style:style>
    <style:style style:name="P6" style:family="paragraph" style:parent-style-name="Standard">
      <style:text-properties fo:font-size="15pt" fo:font-weight="bold" officeooo:rsid="000db191" officeooo:paragraph-rsid="000db191" style:font-size-asian="15pt" style:font-weight-asian="bold" style:font-size-complex="15pt" style:font-weight-complex="bold"/>
    </style:style>
    <style:style style:name="P7" style:family="paragraph" style:parent-style-name="Standard">
      <style:text-properties fo:font-size="15pt" fo:font-weight="bold" officeooo:rsid="000cc54e" officeooo:paragraph-rsid="000cc54e" style:font-size-asian="13.1000003814697pt" style:font-weight-asian="bold" style:font-size-complex="15pt" style:font-weight-complex="bold"/>
    </style:style>
    <style:style style:name="P8" style:family="paragraph" style:parent-style-name="Standard">
      <style:text-properties fo:font-size="15pt" officeooo:paragraph-rsid="000a6e1f" style:font-size-asian="15pt" style:font-size-complex="15pt"/>
    </style:style>
    <style:style style:name="P9" style:family="paragraph" style:parent-style-name="Standard">
      <style:text-properties fo:font-size="15pt" officeooo:rsid="000a6e1f" officeooo:paragraph-rsid="000a6e1f" style:font-size-asian="15pt" style:font-size-complex="15pt"/>
    </style:style>
    <style:style style:name="P10" style:family="paragraph" style:parent-style-name="Standard">
      <style:text-properties fo:font-size="15pt" officeooo:rsid="000a6e1f" officeooo:paragraph-rsid="000a6e1f" style:font-size-asian="13.1000003814697pt" style:font-size-complex="15pt"/>
    </style:style>
    <style:style style:name="P11" style:family="paragraph" style:parent-style-name="Standard">
      <style:text-properties fo:font-weight="bold" officeooo:rsid="000cc54e" officeooo:paragraph-rsid="000cc54e" style:font-weight-asian="bold" style:font-weight-complex="bold"/>
    </style:style>
    <style:style style:name="P12" style:family="paragraph" style:parent-style-name="Standard">
      <style:text-properties officeooo:paragraph-rsid="000cc54e"/>
    </style:style>
    <style:style style:name="P13" style:family="paragraph" style:parent-style-name="Standard">
      <style:text-properties officeooo:paragraph-rsid="000db191"/>
    </style:style>
    <style:style style:name="P14" style:family="paragraph" style:parent-style-name="Standard">
      <style:text-properties fo:color="#00ccff" fo:font-size="15pt" fo:font-weight="bold" officeooo:rsid="000db191" officeooo:paragraph-rsid="000db191" style:font-size-asian="15pt" style:font-weight-asian="bold" style:font-size-complex="15pt" style:font-weight-complex="bold"/>
    </style:style>
    <style:style style:name="P15" style:family="paragraph" style:parent-style-name="Standard">
      <style:text-properties fo:color="#00ccff" fo:font-size="15pt" fo:font-weight="bold" officeooo:rsid="000a6e1f" officeooo:paragraph-rsid="000a6e1f" style:font-size-asian="15pt" style:font-weight-asian="bold" style:font-size-complex="15pt" style:font-weight-complex="bold"/>
    </style:style>
    <style:style style:name="P16" style:family="paragraph" style:parent-style-name="Standard">
      <style:text-properties fo:color="#00ccff" fo:font-size="15pt" fo:font-weight="bold" officeooo:rsid="000cc54e" officeooo:paragraph-rsid="000cc54e" style:font-size-asian="13.1000003814697pt" style:font-weight-asian="bold" style:font-size-complex="15pt" style:font-weight-complex="bold"/>
    </style:style>
    <style:style style:name="P17" style:family="paragraph" style:parent-style-name="Standard">
      <style:text-properties fo:color="#00ccff" fo:font-size="15pt" officeooo:rsid="000a6e1f" officeooo:paragraph-rsid="000a6e1f" style:font-size-asian="15pt" style:font-size-complex="15pt"/>
    </style:style>
    <style:style style:name="P18" style:family="paragraph" style:parent-style-name="Standard">
      <style:text-properties fo:color="#00ccff" fo:font-size="18pt" fo:font-weight="bold" officeooo:rsid="000a6e1f" officeooo:paragraph-rsid="000a6e1f" style:font-size-asian="15.75pt" style:font-weight-asian="bold" style:font-size-complex="18pt" style:font-weight-complex="bold"/>
    </style:style>
    <style:style style:name="P19" style:family="paragraph" style:parent-style-name="Standard">
      <style:text-properties fo:font-size="13pt" fo:font-weight="bold" officeooo:rsid="000cc54e" officeooo:paragraph-rsid="000cc54e" style:font-size-asian="13pt" style:font-weight-asian="bold" style:font-size-complex="13pt" style:font-weight-complex="bold"/>
    </style:style>
    <style:style style:name="P20" style:family="paragraph" style:parent-style-name="Text_20_body">
      <style:text-properties officeooo:paragraph-rsid="0010079f"/>
    </style:style>
    <style:style style:name="P21" style:family="paragraph" style:parent-style-name="Text_20_body">
      <style:text-properties fo:font-size="13pt" style:font-size-asian="13pt" style:font-size-complex="13pt"/>
    </style:style>
    <style:style style:name="P22" style:family="paragraph" style:parent-style-name="Text_20_body">
      <style:text-properties fo:font-size="13pt" officeooo:paragraph-rsid="0010079f" style:font-size-asian="13pt" style:font-size-complex="13pt"/>
    </style:style>
    <style:style style:name="P23" style:family="paragraph" style:parent-style-name="Text_20_body">
      <style:text-properties fo:font-size="15pt" style:font-size-asian="15pt" style:font-size-complex="15pt"/>
    </style:style>
    <style:style style:name="P24" style:family="paragraph" style:parent-style-name="Text_20_body">
      <style:text-properties fo:color="#00ccff" fo:font-size="15pt" fo:font-weight="bold" style:font-size-asian="15pt" style:font-weight-asian="bold" style:font-size-complex="15pt" style:font-weight-complex="bold"/>
    </style:style>
    <style:style style:name="P25" style:family="paragraph" style:parent-style-name="Text_20_body">
      <style:text-properties fo:color="#00ccff" fo:font-size="15pt" fo:font-weight="bold" officeooo:rsid="0010079f" officeooo:paragraph-rsid="0010079f" style:font-size-asian="15pt" style:font-weight-asian="bold" style:font-size-complex="15pt" style:font-weight-complex="bold"/>
    </style:style>
    <style:style style:name="P26" style:family="paragraph" style:parent-style-name="Text_20_body" style:list-style-name="L3"/>
    <style:style style:name="P27" style:family="paragraph" style:parent-style-name="Text_20_body" style:list-style-name="L4">
      <style:text-properties officeooo:paragraph-rsid="0010079f"/>
    </style:style>
    <style:style style:name="P28"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ize="18pt" style:text-underline-style="none" fo:font-weight="bold" officeooo:rsid="000a6e1f" style:font-size-asian="15.75pt" style:font-weight-asian="bold" style:font-size-complex="18pt" style:font-weight-complex="bold"/>
    </style:style>
    <style:style style:name="T6" style:family="text">
      <style:text-properties fo:font-weight="normal" style:font-weight-asian="normal" style:font-weight-complex="normal"/>
    </style:style>
    <style:style style:name="T7" style:family="text">
      <style:text-properties fo:color="#500050" style:text-underline-style="none" fo:font-weight="bold" style:font-weight-asian="bold" style:font-weight-complex="bold"/>
    </style:style>
    <style:style style:name="T8" style:family="text">
      <style:text-properties fo:font-size="15pt" style:font-size-asian="15pt" style:font-size-complex="15pt"/>
    </style:style>
    <style:style style:name="T9" style:family="text">
      <style:text-properties fo:font-size="15pt" style:text-underline-style="none" style:font-size-asian="15pt" style:font-size-complex="15pt"/>
    </style:style>
    <style:style style:name="T10" style:family="text">
      <style:text-properties fo:font-size="15pt" fo:font-weight="bold" officeooo:rsid="000cc54e" style:font-size-asian="13.1000003814697pt" style:font-weight-asian="bold" style:font-size-complex="15pt" style:font-weight-complex="bold"/>
    </style:style>
    <style:style style:name="T11" style:family="text">
      <style:text-properties fo:font-size="24pt" style:text-underline-style="none" fo:font-weight="bold" style:font-size-asian="24pt" style:font-weight-asian="bold" style:font-size-complex="24pt" style:font-weight-complex="bold"/>
    </style:style>
    <style:style style:name="T12" style:family="text">
      <style:text-properties fo:font-size="13pt" style:font-size-asian="13pt" style:font-size-complex="13pt"/>
    </style:style>
    <style:style style:name="T13" style:family="text">
      <style:text-properties fo:font-size="13pt" officeooo:rsid="000cf704" style:font-size-asian="13pt" style:font-size-complex="13pt"/>
    </style:style>
    <style:style style:name="T14" style:family="text">
      <style:text-properties fo:font-size="13pt" fo:font-weight="normal" style:font-size-asian="13pt" style:font-weight-asian="normal" style:font-size-complex="13pt" style:font-weight-complex="normal"/>
    </style:style>
    <style:style style:name="T15" style:family="text">
      <style:text-properties fo:font-size="13pt" fo:font-weight="normal" officeooo:rsid="000efe48" style:font-size-asian="13pt" style:font-weight-asian="normal" style:font-size-complex="13pt" style:font-weight-complex="normal"/>
    </style:style>
    <style:style style:name="T16" style:family="text">
      <style:text-properties fo:font-size="13pt" style:text-underline-style="none" fo:font-weight="normal" style:font-size-asian="13pt" style:font-weight-asian="normal" style:font-size-complex="13pt" style:font-weight-complex="normal"/>
    </style:style>
    <style:style style:name="T17" style:family="text">
      <style:text-properties fo:font-size="13pt" style:text-underline-style="none" fo:font-weight="bold" style:font-size-asian="13pt" style:font-weight-asian="bold" style:font-size-complex="13pt" style:font-weight-complex="bold"/>
    </style:style>
    <style:style style:name="T18"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9" style:family="text">
      <style:text-properties fo:font-size="13pt" fo:font-style="italic" style:text-underline-style="none" fo:font-weight="normal" style:font-size-asian="13pt" style:font-weight-asian="normal" style:font-size-complex="13pt" style:font-weight-complex="normal"/>
    </style:style>
    <style:style style:name="T20" style:family="text">
      <style:text-properties fo:font-size="13pt" fo:font-weight="bold" officeooo:rsid="000cc54e" style:font-size-asian="13pt" style:font-weight-asian="bold" style:font-size-complex="13pt" style:font-weight-complex="bold"/>
    </style:style>
    <style:style style:name="T21" style:family="text">
      <style:text-properties officeooo:rsid="000cf704"/>
    </style:style>
    <style:style style:name="T22" style:family="text">
      <style:text-properties fo:color="#00ccff" fo:font-size="15pt" fo:font-weight="bold" officeooo:rsid="000cc54e" style:font-size-asian="15pt" style:font-weight-asian="bold" style:font-size-complex="15pt" style:font-weight-complex="bold"/>
    </style:style>
    <style:style style:name="T23" style:family="text">
      <style:text-properties fo:color="#00ccff" fo:font-size="15pt" fo:font-weight="bold" officeooo:rsid="000db191" style:font-size-asian="15pt" style:font-weight-asian="bold" style:font-size-complex="15pt" style:font-weight-complex="bold"/>
    </style:style>
    <style:style style:name="T24" style:family="text">
      <style:text-properties fo:color="#00ccff" fo:font-size="15pt" fo:font-weight="bold" officeooo:rsid="0010079f" style:font-size-asian="15pt" style:font-weight-asian="bold" style:font-size-complex="15pt" style:font-weight-complex="bold"/>
    </style:style>
    <style:style style:name="T25" style:family="text">
      <style:text-properties fo:color="#00ccff" fo:font-size="15pt" fo:font-weight="bold" officeooo:rsid="0010a9b7" style:font-size-asian="15pt" style:font-weight-asian="bold" style:font-size-complex="15pt" style:font-weight-complex="bold"/>
    </style:style>
    <style:style style:name="T26" style:family="text">
      <style:text-properties fo:color="#00ccff" style:text-underline-style="none"/>
    </style:style>
    <style:style style:name="T27" style:family="text">
      <style:text-properties fo:color="#00ccff" fo:font-size="13pt" fo:font-weight="bold" style:font-size-asian="13pt" style:font-weight-asian="bold" style:font-size-complex="13pt" style:font-weight-complex="bold"/>
    </style:style>
    <style:style style:name="T28" style:family="text">
      <style:text-properties fo:color="#00ccff" fo:font-size="18pt" style:text-underline-style="none" fo:font-weight="bold" officeooo:rsid="000a6e1f" style:font-size-asian="15.75pt" style:font-weight-asian="bold" style:font-size-complex="18pt" style:font-weight-complex="bold"/>
    </style:style>
    <style:style style:name="T29" style:family="text">
      <style:text-properties fo:color="#000000" style:text-underline-style="none"/>
    </style:style>
    <style:style style:name="T30" style:family="text">
      <style:text-properties fo:color="#000000" style:text-underline-style="none" fo:font-weight="bold" style:font-weight-asian="bold" style:font-weight-complex="bold"/>
    </style:style>
    <style:style style:name="T31" style:family="text">
      <style:text-properties fo:color="#000000" fo:font-size="24pt" style:text-underline-style="none" fo:font-weight="bold" style:font-size-asian="24pt" style:font-weight-asian="bold" style:font-size-complex="24pt" style:font-weight-complex="bold"/>
    </style:style>
    <style:style style:name="T32" style:family="text">
      <style:text-properties fo:color="#000000" fo:font-size="13pt" fo:font-weight="normal" style:font-size-asian="11.3500003814697pt" style:font-weight-asian="normal" style:font-size-complex="13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6.272cm" fo:text-indent="-0.635cm" fo:margin-left="6.2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907cm" fo:text-indent="-0.635cm" fo:margin-left="6.9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42cm" fo:text-indent="-0.635cm" fo:margin-left="7.5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77cm" fo:text-indent="-0.635cm" fo:margin-left="8.1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812cm" fo:text-indent="-0.635cm" fo:margin-left="8.8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47cm" fo:text-indent="-0.635cm" fo:margin-left="9.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82cm" fo:text-indent="-0.635cm" fo:margin-left="10.0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717cm" fo:text-indent="-0.635cm" fo:margin-left="10.7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52cm" fo:text-indent="-0.635cm" fo:margin-left="11.3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87cm" fo:text-indent="-0.635cm" fo:margin-left="11.987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span text:style-name="T1">*</text:span><text:span text:style-name="T2"> </text:span><text:span text:style-name="T31">Automotive Supply Chain </text:span><text:span text:style-name="T11"><text:s/></text:span><text:span text:style-name="T3">*</text:span></text:p>
      <text:p text:style-name="P10"><text:span text:style-name="T3"/></text:p>
      <text:p text:style-name="P17"><text:span text:style-name="T3">Project Name : </text:span><text:span text:style-name="T30">Automotive Supply Chain </text:span></text:p>
      <text:p text:style-name="P9"><text:span text:style-name="T7"/></text:p>
      <text:p text:style-name="P15"><text:span text:style-name="T2">Technology : </text:span><text:span text:style-name="T29">Block Chain</text:span></text:p>
      <text:p text:style-name="P5"><text:span text:style-name="T2"/></text:p>
      <text:p text:style-name="P15"><text:span text:style-name="T2">What is Block Chain :</text:span></text:p>
      <text:p text:style-name="P4"><text:span text:style-name="T5"><text:tab/><text:tab/><text:tab/><text:tab/></text:span><text:span text:style-name="T16">block chain, is a growing list of</text:span><text:span text:style-name="T18"> </text:span><text:a xlink:type="simple" xlink:href="https://en.wikipedia.org/wiki/Record_(computer_science)" text:style-name="Internet_20_link" text:visited-style-name="Visited_20_Internet_20_Link"><text:span text:style-name="T18">records</text:span></text:a><text:span text:style-name="T16">, called </text:span><text:span text:style-name="T19">blocks</text:span><text:span text:style-name="T16">, that are linked using </text:span><text:a xlink:type="simple" xlink:href="https://en.wikipedia.org/wiki/Cryptography" text:style-name="Internet_20_link" text:visited-style-name="Visited_20_Internet_20_Link"><text:span text:style-name="T18">cryptography</text:span></text:a><text:span text:style-name="T18">.</text:span><text:span text:style-name="T16"> Each block contains a </text:span><text:a xlink:type="simple" xlink:href="https://en.wikipedia.org/wiki/Cryptographic_hash_function" text:style-name="Internet_20_link" text:visited-style-name="Visited_20_Internet_20_Link"><text:span text:style-name="T18">cryptographic hash</text:span></text:a><text:span text:style-name="T18"> </text:span><text:span text:style-name="T16">of the previous block,a </text:span><text:a xlink:type="simple" xlink:href="https://en.wikipedia.org/wiki/Trusted_timestamping" text:style-name="Internet_20_link" text:visited-style-name="Visited_20_Internet_20_Link"><text:span text:style-name="T17">timestamp</text:span></text:a><text:span text:style-name="T16">, and transaction data (generally represented as a </text:span><text:a xlink:type="simple" xlink:href="https://en.wikipedia.org/wiki/Merkle_tree" text:style-name="Internet_20_link" text:visited-style-name="Visited_20_Internet_20_Link"><text:span text:style-name="T18">Merkle tree</text:span></text:a><text:span text:style-name="T18">)</text:span><text:span text:style-name="T16">. </text:span></text:p>
      <text:p text:style-name="P4"><text:span text:style-name="T4"/></text:p>
      <text:p text:style-name="P7"><text:span text:style-name="T26">Students Name :</text:span><text:span text:style-name="T2"> </text:span><text:span text:style-name="T16">1. Chavan Anand Jalindar</text:span></text:p>
      <text:p text:style-name="P19"><text:span text:style-name="T4"><text:tab/><text:tab/><text:tab/> 2. Surwase Namdev Navnath </text:span></text:p>
      <text:p text:style-name="P7"><text:span text:style-name="T4"/></text:p>
      <text:p text:style-name="P16">Objective :</text:p>
      <text:p text:style-name="P12"><text:span text:style-name="T10"><text:tab/><text:tab/></text:span><text:span text:style-name="T14">The automotive supply chain for manufacturing cars, trucks and other vehicles is one of the most complex in the world. It’s becoming more global too, second only to the electronics sector for the spread of suppliers, manufacturers and other third parties around the world. Globalization adds some unique complexity to the automotive supply chain, and demands practical solutions from vehicle manufacturers and brands.</text:span></text:p>
      <text:p text:style-name="P12"><text:span text:style-name="T14"/></text:p>
      <text:p text:style-name="P12"><text:span text:style-name="T22">AIM </text:span><text:span text:style-name="T20">: </text:span><text:span text:style-name="T15">T</text:span><text:span text:style-name="T12">he evolution of blockchain-based supply chain management is presented which enables the creation of shared, secure, decentralised ledgers, autonomous digital contracts (smart contracts), and trustworthy and secure networks</text:span></text:p>
      <text:p text:style-name="P12"><text:span text:style-name="T12"/></text:p>
      <text:p text:style-name="P11"><text:span text:style-name="T13"/></text:p>
      <text:p text:style-name="P14"><text:span text:style-name="T21">N</text:span>eed And Relevance :</text:p>
      <text:p text:style-name="P14"/>
      <text:p text:style-name="P13"><text:span text:style-name="T23"><text:tab/><text:tab/></text:span><text:span text:style-name="T12">Blockchains are, potentially, a disruptive technology for the design, organisation, operations, and general management of supply chains. Blockchain’s ability to guarantee the reliability, traceability, and authenticity of information, along with smart contractual relationships for a trustless environment all portend a major rethinking of supply chains and supply chain management. In this section, we will dive deeper into the value proposition of blockchain technology and its applicability to goods and manufacturing supply chain, its structure, and possible new components for managing a supply chain.</text:span></text:p>
      <text:p text:style-name="P22">How blockchain functions within the context of the supply chain are still open to interpretation and development. Unlike bitcoin and other financial blockchain applications, which may be public; blockchain-based supply chain networks may require a closed, private, permissioned blockchain with multiple, limited players. But, the door may still be open for a more public set of relationships. Privacy level determination is one of the initial decisions.</text:p>
      <text:p text:style-name="P20"/>
      <text:p text:style-name="P20"><text:soft-page-break/><text:span text:style-name="T25"/></text:p>
      <text:p text:style-name="P20"><text:span text:style-name="T24">Significance :</text:span></text:p>
      <text:p text:style-name="P20"><text:span text:style-name="T24"/></text:p>
      <text:list xml:id="list4353035092718376589" text:style-name="L4">
        <text:list-item>
          <text:p text:style-name="P27"><text:span text:style-name="Strong_20_Emphasis"><text:span text:style-name="T12">Disintermediation</text:span></text:span><text:span text:style-name="T14">: Blockchain provides transaction immutability and a distributed ledger architecture, which are key requirements for eliminating the need for <text:tab/>an enforcer of trust <text:tab/>in the ecosystem. Tamper-proof distributed data enables an environment in which trust is not <text:tab/>an issue and allows counterparties to operate with the knowledge that they all have the same <text:tab/>version of the truth at all times and its history cannot be altered. </text:span></text:p>
          <text:p text:style-name="P27"><text:span text:style-name="T14"/></text:p>
        </text:list-item>
      </text:list>
      <text:list xml:id="list8463065577700223219" text:style-name="L3">
        <text:list-item>
          <text:p text:style-name="P28"><text:span text:style-name="Strong_20_Emphasis"><text:span text:style-name="T12">Transparency</text:span></text:span><text:span text:style-name="T12">: Blockchain technology will significantly increase transparency between market participants. Blockchain implementations promote the creation of a public record of activity in the ecosystem to which all market participants have access in real time. </text:span></text:p>
          <text:p text:style-name="P28"><text:span text:style-name="T12"/></text:p>
        </text:list-item>
        <text:list-item>
          <text:p text:style-name="P26"><text:span text:style-name="Strong_20_Emphasis"><text:span text:style-name="T12">Provenance</text:span></text:span><text:span text:style-name="T12">: Blockchain maintains an immutable record of transactions and therefore asset ownership since the time the asset first appears in a transaction on the blockchain. This significantly reduces risk and the need for associated mitigating operations for multiple asset types. This capability will enable the reduction of the occurrence of theft, fraud and misselling of high value assets and intellectual properties. It will also help for assets where its provenance determines value by creating a digital footprint on the blockchain. </text:span></text:p>
        </text:list-item>
      </text:list>
      <text:p text:style-name="Text_20_body"><text:span text:style-name="T12"/></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Literature Survey:</text:p>
      <text:p text:style-name="Text_20_body"><text:span text:style-name="T27"><text:tab/><text:tab/><text:tab/> <text:s text:c="3"/></text:span><text:span text:style-name="T12">A number of general research propositions related to blockchain technology adoption for supply chain management set the stage for a research agenda. Although research questions pertaining to early stages of adoption and barriers, do exist, and a research agenda on adoption and diffusion is also needed, we focus on concerns and issues relating to post-adoption aspects. That is, we identify a number of research propositions focusing on identifying potential outcomes from the implementation of this disruptive technology; and primarily focused on the supply chain, its relationships, and performance. This section is based on background from the previous background sections and foundational theories within the supply chain management literature.</text:span></text:p>
      <text:p text:style-name="Text_20_body"><text:span text:style-name="T12">We shall begin with one of the most basic theories and assumptions in supply chain management theory that we believe will be greatly influenced by blockchain technology. This area is related to long-term agreements and collaboration. Specifically, we begin by considering the construct of opportunism; which is typically assumed to be lessened in successful strategic and collaborative supply chains (Ketchen and Hult </text:span><text:a xlink:type="simple" xlink:href="https://www.tandfonline.com/doi/full/10.1080/00207543.2018.1533261#" text:style-name="Internet_20_link" text:visited-style-name="Visited_20_Internet_20_Link"><text:span text:style-name="T12">2007</text:span></text:a><text:span text:style-name="T12">).</text:span></text:p>
      <text:p text:style-name="Text_20_body"><text:span text:style-name="T12">Opportunism is an important construct within transaction cost economics (TCE). Opportunism refers to self-interest of parties who are involved in trades and exchanges (Williamson </text:span><text:a xlink:type="simple" xlink:href="https://www.tandfonline.com/doi/full/10.1080/00207543.2018.1533261#" text:style-name="Internet_20_link" text:visited-style-name="Visited_20_Internet_20_Link"><text:span text:style-name="T12">1985</text:span></text:a><text:span text:style-name="T12">). An example of the opportunistic behaviour of companies in supply chain management context can be their effort to make suppliers highly dependent on them, and take advantage of this power to make pressure on them (Ketchen and Hult </text:span><text:a xlink:type="simple" xlink:href="https://www.tandfonline.com/doi/full/10.1080/00207543.2018.1533261#" text:style-name="Internet_20_link" text:visited-style-name="Visited_20_Internet_20_Link"><text:span text:style-name="T12">2007</text:span></text:a><text:span text:style-name="T12">). The existence of intermediaries and agencies in supply chains increases the potential for abusing power and intentional taking advantage, such as cheating and untruthful activities. (Grover and Malhotra </text:span><text:a xlink:type="simple" xlink:href="https://www.tandfonline.com/doi/full/10.1080/00207543.2018.1533261#" text:style-name="Internet_20_link" text:visited-style-name="Visited_20_Internet_20_Link"><text:span text:style-name="T12">2003</text:span></text:a><text:span text:style-name="T12">; Ketchen and Hult </text:span><text:a xlink:type="simple" xlink:href="https://www.tandfonline.com/doi/full/10.1080/00207543.2018.1533261#" text:style-name="Internet_20_link" text:visited-style-name="Visited_20_Internet_20_Link"><text:span text:style-name="T12">2007</text:span></text:a><text:span text:style-name="T12">). Opportunism, which is assumed as the effect of environmental uncertainty and specific asset, is also an important issue for strategic decisions of firms in supply chain context (Handley and Benton </text:span><text:a xlink:type="simple" xlink:href="https://www.tandfonline.com/doi/full/10.1080/00207543.2018.1533261#" text:style-name="Internet_20_link" text:visited-style-name="Visited_20_Internet_20_Link"><text:span text:style-name="T12">2012</text:span></text:a><text:span text:style-name="T12">; Wang, Ye, and Tan </text:span><text:a xlink:type="simple" xlink:href="https://www.tandfonline.com/doi/full/10.1080/00207543.2018.1533261#" text:style-name="Internet_20_link" text:visited-style-name="Visited_20_Internet_20_Link"><text:span text:style-name="T12">2014</text:span></text:a><text:span text:style-name="T12">). The presence of opportunism compels companies to keep track of inappropriate and opportunistic behaviour of their parties. This imposes transaction cost on the companies in terms of costly auditing and monitoring activities, such as contracts, regulations, and reporting requirements (Carter and Rogers </text:span><text:a xlink:type="simple" xlink:href="https://www.tandfonline.com/doi/full/10.1080/00207543.2018.1533261#" text:style-name="Internet_20_link" text:visited-style-name="Visited_20_Internet_20_Link"><text:span text:style-name="T12">2008</text:span></text:a><text:span text:style-name="T12">).</text:span></text:p>
      <text:p text:style-name="Text_20_body"><text:span text:style-name="T12">Blockchain technology provides transparency and cuts intermediaries from transactions (Crosby et al. </text:span><text:a xlink:type="simple" xlink:href="https://www.tandfonline.com/doi/full/10.1080/00207543.2018.1533261#" text:style-name="Internet_20_link" text:visited-style-name="Visited_20_Internet_20_Link"><text:span text:style-name="T12">2016</text:span></text:a><text:span text:style-name="T12">). Disintermediation, which is a crucial effect of applying blockchain technology, can mitigate the potential opportunistic behaviour. Also, information is shared among supply chain participants and distortion of information is much less likely through a blockchain technology foundation (Tian </text:span><text:a xlink:type="simple" xlink:href="https://www.tandfonline.com/doi/full/10.1080/00207543.2018.1533261#" text:style-name="Internet_20_link" text:visited-style-name="Visited_20_Internet_20_Link"><text:span text:style-name="T12">2016</text:span></text:a><text:span text:style-name="T12">). In a transparent supply chain, where information is accessible to the related participants, opportunistic behaviour like subtle violation of agreements and concealing critical information is more difficult in compare with traditional supply chain management systems. The resultant transparency, security, and </text:span><text:soft-page-break/><text:span text:style-name="T12">auditability reduce the potential for the opportunistic behaviour of participants of supply chains. This leads to the first research proposition:</text:span></text:p>
      <text:p text:style-name="P21">P1: Implementing blockchain technology in supply chains decreases opportunistic behaviour.</text:p>
      <text:p text:style-name="Text_20_body"><text:span text:style-name="T12">Related to power and opportunism, is the construct of trust in supplier-buyer (Ireland and Webb </text:span><text:a xlink:type="simple" xlink:href="https://www.tandfonline.com/doi/full/10.1080/00207543.2018.1533261#" text:style-name="Internet_20_link" text:visited-style-name="Visited_20_Internet_20_Link"><text:span text:style-name="T12">2007</text:span></text:a><text:span text:style-name="T12">). Trust is an organisations’ belief that their partners will take positive actions to benefit them, and will not negatively affect them (Anderson and Narus </text:span><text:a xlink:type="simple" xlink:href="https://www.tandfonline.com/doi/full/10.1080/00207543.2018.1533261#" text:style-name="Internet_20_link" text:visited-style-name="Visited_20_Internet_20_Link"><text:span text:style-name="T12">1990</text:span></text:a><text:span text:style-name="T12">). Based on the literature, trust is a crucial element of a successful supply chain implementation, especially for long-term strategic collaborations (La Londe </text:span><text:a xlink:type="simple" xlink:href="https://www.tandfonline.com/doi/full/10.1080/00207543.2018.1533261#" text:style-name="Internet_20_link" text:visited-style-name="Visited_20_Internet_20_Link"><text:span text:style-name="T12">2002</text:span></text:a><text:span text:style-name="T12">; Kwon and Suh </text:span><text:a xlink:type="simple" xlink:href="https://www.tandfonline.com/doi/full/10.1080/00207543.2018.1533261#" text:style-name="Internet_20_link" text:visited-style-name="Visited_20_Internet_20_Link"><text:span text:style-name="T12">2005</text:span></text:a><text:span text:style-name="T12">). Many studies have examined the outcomes of trust between supply chain participants and the trust role in improving commitment and better performance of supply chains (Kwon and Suh </text:span><text:a xlink:type="simple" xlink:href="https://www.tandfonline.com/doi/full/10.1080/00207543.2018.1533261#" text:style-name="Internet_20_link" text:visited-style-name="Visited_20_Internet_20_Link"><text:span text:style-name="T12">2005</text:span></text:a><text:span text:style-name="T12">; Cao, Schniederjans, and Schniederjans </text:span><text:a xlink:type="simple" xlink:href="https://www.tandfonline.com/doi/full/10.1080/00207543.2018.1533261#" text:style-name="Internet_20_link" text:visited-style-name="Visited_20_Internet_20_Link"><text:span text:style-name="T12">2017</text:span></text:a><text:span text:style-name="T12">; Schorsch, Wallenburg, and Wieland </text:span><text:a xlink:type="simple" xlink:href="https://www.tandfonline.com/doi/full/10.1080/00207543.2018.1533261#" text:style-name="Internet_20_link" text:visited-style-name="Visited_20_Internet_20_Link"><text:span text:style-name="T12">2017</text:span></text:a><text:span text:style-name="T12">). Much of this improved performance arises from firms becoming more fully committed in strategic partnerships to increase efficiency and effectiveness (Ireland and Webb </text:span><text:a xlink:type="simple" xlink:href="https://www.tandfonline.com/doi/full/10.1080/00207543.2018.1533261#" text:style-name="Internet_20_link" text:visited-style-name="Visited_20_Internet_20_Link"><text:span text:style-name="T12">2007</text:span></text:a><text:span text:style-name="T12">).</text:span></text:p>
      <text:p text:style-name="Text_20_body"><text:span text:style-name="T12">The blockchain technology context facilitates trading in a trust-free environment. Transactions are verified by the majority of supply chain participants, who define the consensus rules, and there is less need for building trust between supply chain partners (Crosby et al. </text:span><text:a xlink:type="simple" xlink:href="https://www.tandfonline.com/doi/full/10.1080/00207543.2018.1533261#" text:style-name="Internet_20_link" text:visited-style-name="Visited_20_Internet_20_Link"><text:span text:style-name="T12">2016</text:span></text:a><text:span text:style-name="T12">; English, Auer, and Domingue </text:span><text:a xlink:type="simple" xlink:href="https://www.tandfonline.com/doi/full/10.1080/00207543.2018.1533261#" text:style-name="Internet_20_link" text:visited-style-name="Visited_20_Internet_20_Link"><text:span text:style-name="T12">2016</text:span></text:a><text:span text:style-name="T12">). This trust-free environment portends that supply chain partner trust needs to be reconsidered within supply chain management theories. The trust-free relationship could dramatically change buyer–supplier relationships and challenge the related trust theories. Social capital theory, resource dependency theory, social exchange theory, and transaction costs theory each incorporate constructs of trust in the supplier-buyer relationship (Kwon and Suh </text:span><text:a xlink:type="simple" xlink:href="https://www.tandfonline.com/doi/full/10.1080/00207543.2018.1533261#" text:style-name="Internet_20_link" text:visited-style-name="Visited_20_Internet_20_Link"><text:span text:style-name="T12">2004</text:span></text:a><text:span text:style-name="T12">; Ireland and Webb </text:span><text:a xlink:type="simple" xlink:href="https://www.tandfonline.com/doi/full/10.1080/00207543.2018.1533261#" text:style-name="Internet_20_link" text:visited-style-name="Visited_20_Internet_20_Link"><text:span text:style-name="T12">2007</text:span></text:a><text:span text:style-name="T12">). Taking a trustless environment into consideration, current supply chain theories need to be reevaluated for use of blockchain technology. Thus, our second research proposition is defined as:</text:span></text:p>
      <text:p text:style-name="P21">P2: Blockchain technology facilitates trading in a trustless environment. This concept is likely to transform the current trust-based theories in supply chain management.</text:p>
      <text:p text:style-name="Text_20_body"><text:span text:style-name="T12">Governance mechanisms and structures are key constructs within transaction cost theory (Rindfleisch and Heide </text:span><text:a xlink:type="simple" xlink:href="https://www.tandfonline.com/doi/full/10.1080/00207543.2018.1533261#" text:style-name="Internet_20_link" text:visited-style-name="Visited_20_Internet_20_Link"><text:span text:style-name="T12">1997</text:span></text:a><text:span text:style-name="T12">). Organising transactions in supply chains lie in five governance structure types including market, modular, relational, captive, and hierarchy.</text:span></text:p>
      <text:p text:style-name="Text_20_body"><text:span text:style-name="T12">Three key dimensions are used as the basis to classify supply chain governance structures. First, transactions complexity refers to the required complexity of the shared supply chain information. The second is the ability to standardise and codify the complex information to be shared among partners without additional investment. Supply base capabilities are the third dimension and refer to supplier competence level, which is the ease associated with finding the capable supplier (Gereffi, Humphrey, and Sturgeon </text:span><text:a xlink:type="simple" xlink:href="https://www.tandfonline.com/doi/full/10.1080/00207543.2018.1533261#" text:style-name="Internet_20_link" text:visited-style-name="Visited_20_Internet_20_Link"><text:span text:style-name="T12">2005</text:span></text:a><text:span text:style-name="T12">; Ashenbaum </text:span><text:a xlink:type="simple" xlink:href="https://www.tandfonline.com/doi/full/10.1080/00207543.2018.1533261#" text:style-name="Internet_20_link" text:visited-style-name="Visited_20_Internet_20_Link"><text:span text:style-name="T12">2018</text:span></text:a><text:span text:style-name="T12">). In blockchain-based supply chains, where no central authority is responsible for information </text:span><text:soft-page-break/><text:span text:style-name="T12">management and validation (Crosby et al. </text:span><text:a xlink:type="simple" xlink:href="https://www.tandfonline.com/doi/full/10.1080/00207543.2018.1533261#" text:style-name="Internet_20_link" text:visited-style-name="Visited_20_Internet_20_Link"><text:span text:style-name="T12">2016</text:span></text:a><text:span text:style-name="T12">), the question of who and what governs transactions, rules, and policies is unclear, and yet very important. These characteristics, based on the three dimensions may bring into question current supply chain governance structures, its assumptions and many previous theoretical paradigms. Will it be likely that for all blockchain supply chains to be more market governance, or captive? That is, will all governance structures exist in a blockchain or will some dominate? If so, which structures will be the best? Will there need to be a hybrid structure or new structure that needs to be developed and studied? Therefore, supply chain governance structures will require more scholarly research to further understand blockchain implementation. Here, we arrive at the third proposition:</text:span></text:p>
      <text:p text:style-name="P21">P3: Supply chain governance structures characteristics need to be further evaluated for effectiveness in understanding blockchain-based supply chains.</text:p>
      <text:p text:style-name="Text_20_body"><text:span text:style-name="T12">Blockchain technology is foremost an information technology. Thus, information theory can provide substantial insights into further understanding the supply chain and blockchain nexus. Information processing theory (IPT) is one such perspective. IPT focuses on the link between environmental uncertainty, information processing and adaptation needs of organisations. Needs are defined by the difference between the amount of information required and the amount already possessed by the organisation (Galbraith </text:span><text:a xlink:type="simple" xlink:href="https://www.tandfonline.com/doi/full/10.1080/00207543.2018.1533261#" text:style-name="Internet_20_link" text:visited-style-name="Visited_20_Internet_20_Link"><text:span text:style-name="T12">1973</text:span></text:a><text:span text:style-name="T12">, </text:span><text:a xlink:type="simple" xlink:href="https://www.tandfonline.com/doi/full/10.1080/00207543.2018.1533261#" text:style-name="Internet_20_link" text:visited-style-name="Visited_20_Internet_20_Link"><text:span text:style-name="T12">1977</text:span></text:a><text:span text:style-name="T12">). High levels of environmental uncertainty that challenges collaboration and information sharing in supply chains are driven from internal organisational factors (i.e. organisational flexibility) and market conditions (i.e. market volatility) (Galbraith </text:span><text:a xlink:type="simple" xlink:href="https://www.tandfonline.com/doi/full/10.1080/00207543.2018.1533261#" text:style-name="Internet_20_link" text:visited-style-name="Visited_20_Internet_20_Link"><text:span text:style-name="T12">1977</text:span></text:a><text:span text:style-name="T12">; Flynn, Koufteros, and Lu </text:span><text:a xlink:type="simple" xlink:href="https://www.tandfonline.com/doi/full/10.1080/00207543.2018.1533261#" text:style-name="Internet_20_link" text:visited-style-name="Visited_20_Internet_20_Link"><text:span text:style-name="T12">2016</text:span></text:a><text:span text:style-name="T12">; Fan et al. </text:span><text:a xlink:type="simple" xlink:href="https://www.tandfonline.com/doi/full/10.1080/00207543.2018.1533261#" text:style-name="Internet_20_link" text:visited-style-name="Visited_20_Internet_20_Link"><text:span text:style-name="T12">2017</text:span></text:a><text:span text:style-name="T12">; Srinivasan and Swink </text:span><text:a xlink:type="simple" xlink:href="https://www.tandfonline.com/doi/full/10.1080/00207543.2018.1533261#" text:style-name="Internet_20_link" text:visited-style-name="Visited_20_Internet_20_Link"><text:span text:style-name="T12">2017</text:span></text:a><text:span text:style-name="T12">).</text:span></text:p>
      <text:p text:style-name="Text_20_body"><text:span text:style-name="T12">Several studies have contributed to advancing IPT from the supply chain perspective. Various supply chain phenomena are explained using IPT (Busse, Meinlschmidt, and Foerstl </text:span><text:a xlink:type="simple" xlink:href="https://www.tandfonline.com/doi/full/10.1080/00207543.2018.1533261#" text:style-name="Internet_20_link" text:visited-style-name="Visited_20_Internet_20_Link"><text:span text:style-name="T12">2017</text:span></text:a><text:span text:style-name="T12">). IPT is linked to operational performance, where the analytics capability of an organisation is complemented with organisational flexibility. The source of analytics capability is supply chain transparency, measured by supply, and demand visibility (Srinivasan and Swink </text:span><text:a xlink:type="simple" xlink:href="https://www.tandfonline.com/doi/full/10.1080/00207543.2018.1533261#" text:style-name="Internet_20_link" text:visited-style-name="Visited_20_Internet_20_Link"><text:span text:style-name="T12">2017</text:span></text:a><text:span text:style-name="T12">; Zhu et al. </text:span><text:a xlink:type="simple" xlink:href="https://www.tandfonline.com/doi/full/10.1080/00207543.2018.1533261#" text:style-name="Internet_20_link" text:visited-style-name="Visited_20_Internet_20_Link"><text:span text:style-name="T12">2018</text:span></text:a><text:span text:style-name="T12">). Blockchain technology provides significant visibility (Swan </text:span><text:a xlink:type="simple" xlink:href="https://www.tandfonline.com/doi/full/10.1080/00207543.2018.1533261#" text:style-name="Internet_20_link" text:visited-style-name="Visited_20_Internet_20_Link"><text:span text:style-name="T12">2015</text:span></text:a><text:span text:style-name="T12">). Information sharing amongst supply chain partners is likely to be dramatically altered with the implementation of blockchain technology. This change intensifies the importance of advancing IPT to evaluate the information processing needs after blockchain implementation. Researchers and theorists we may need to turn to information theory to help evaluate and understand supply chain phenomena. For example, the competitiveness of private versus public supply chains in a blockchain setting may be evaluated using IPT. Greater transparency may be needed in public settings to manage the environmental uncertainty, private blockchain models may enhance private supply chain competitiveness. Hence, we arrive at the fourth proposition:</text:span></text:p>
      <text:p text:style-name="P21"><text:soft-page-break/>P4: Information processing theory play a more important role in understanding the blockchain-based supply chain. Information processing theory needs further advancement to help evaluate and understand blockchain-based supply chain phenomena and nuances.</text:p>
      <text:p text:style-name="Text_20_body"><text:span text:style-name="T12">The four previous propositions have some relationship to supply chain coordination, integration, and collaboration characteristics (Flynn, Huo, and Zhao </text:span><text:a xlink:type="simple" xlink:href="https://www.tandfonline.com/doi/full/10.1080/00207543.2018.1533261#" text:style-name="Internet_20_link" text:visited-style-name="Visited_20_Internet_20_Link"><text:span text:style-name="T12">2010</text:span></text:a><text:span text:style-name="T12">). One of the more important contingencies posited in supply chain integration and coordination research and related to IPT is environmental uncertainty (Wong, Boon-Itt, and Wong </text:span><text:a xlink:type="simple" xlink:href="https://www.tandfonline.com/doi/full/10.1080/00207543.2018.1533261#" text:style-name="Internet_20_link" text:visited-style-name="Visited_20_Internet_20_Link"><text:span text:style-name="T12">2011</text:span></text:a><text:span text:style-name="T12">). The argument is that performance will be affected by the level of integration and environmental uncertainty. It may be that environmental uncertainties will be mitigated with blockchain technology, and with less need for further integration and coordination for strategic relationships. That is, whether or not blockchain technology exists in the supply chain may be a contingency. In this environment there is less need to build trust to reduce opportunism, no matter the governance structure; even market structures. Performance outcomes may not require the type of formal coordination that strategic relationships require. The basic foundations and definitions of supply chain management include a definition by (Mentzer et al. </text:span><text:a xlink:type="simple" xlink:href="https://www.tandfonline.com/doi/full/10.1080/00207543.2018.1533261#" text:style-name="Internet_20_link" text:visited-style-name="Visited_20_Internet_20_Link"><text:span text:style-name="T12">2001</text:span></text:a><text:span text:style-name="T12">) where supply chain management is</text:span></text:p>
      <text:p text:style-name="P21">the systemic, strategic coordination of the traditional business functions and the tactics across these business functions within a particular company and across businesses within the supply chain (that consists of multiple firms), for the purposes of improving the long-term performance of the individual companies and the supply chain as a whole.</text:p>
      <text:p text:style-name="P21">The implication is that formal strategic coordination is needed to achieve advantageous performance. This definition also implies that strategic partnering is necessary for long-term supply chain benefits.</text:p>
      <text:p text:style-name="Text_20_body"><text:span text:style-name="T12">Blockchain technology, with transparent systems that are distributed, may be more conducive to operational partnering rather than strategic partnering. The visibility of information, which may include cost, materials, capabilities, and performance measures, may cause organisations to seek out short-term relationships. Finding the best relationship will be dynamic. These shorter term pressures may increase environmental uncertainty by providing greater information on what other potential relationships may benefit organisations. This information visible environment also provides incentives for promiscuity between partners to allow each organisation to find the best deal, in what might be a very dynamic and open performance system. This situation may be especially true in public blockchain supply chains. It will also be dependent on who is involved in private supply chains, and potentially the characteristics of smart contracts. For example, if multiple sources exist for a material, and these sources are allowed in a private supply chain, whoever can execute the smart contract most effectively, maybe through a bidding process, can form the partnership. The smart contract may decide how often a bid goes out and how it is met. Given these situations, it is foreseen that operational relationships, rather than strategic, will become the norm in blockchain-enabled supply chain. Overall, new </text:span><text:soft-page-break/><text:span text:style-name="T12">managerial decision making and governance models will be needed (Oliveira and Handfield </text:span><text:a xlink:type="simple" xlink:href="https://www.tandfonline.com/doi/full/10.1080/00207543.2018.1533261#" text:style-name="Internet_20_link" text:visited-style-name="Visited_20_Internet_20_Link"><text:span text:style-name="T12">2018</text:span></text:a><text:span text:style-name="T12">) which results in our fifth proposition:</text:span></text:p>
      <text:p text:style-name="P21">P5: Operational relationships, due to transparency, visibility, smart contracts, and distributed relationships of blockchain technology will have improved performance outcomes and not necessarily require strategic formal coordination and supply chain integration.</text:p>
      <text:p text:style-name="Text_20_body"><text:span text:style-name="T12">As we have seen in the other propositions, some of the traditional constructs and relationships in existing theory may have to be revisited to determine their applicability. Thus, blockchain technology may require new theoretical perspectives for more complete understanding. Grounded theory approaches can be used to build upon blockchain’s features and practical implementation observations. A new theory can practically advance knowledge of the field, guide the research and clarify research directions (Van de Ven </text:span><text:a xlink:type="simple" xlink:href="https://www.tandfonline.com/doi/full/10.1080/00207543.2018.1533261#" text:style-name="Internet_20_link" text:visited-style-name="Visited_20_Internet_20_Link"><text:span text:style-name="T12">1989</text:span></text:a><text:span text:style-name="T12">). Since blockchain technology is nascent, more scholarly research is essential to develop new theories and advance theories and designs for integrating blockchain technology (Saberi, Kouhizadeh, and Sarkis </text:span><text:a xlink:type="simple" xlink:href="https://www.tandfonline.com/doi/full/10.1080/00207543.2018.1533261#" text:style-name="Internet_20_link" text:visited-style-name="Visited_20_Internet_20_Link"><text:span text:style-name="T12">2018</text:span></text:a><text:span text:style-name="T12">). Borrowing theories from other academic fields such as sociology, economics, psychology, or political science can also be a useful approach to conceptualise blockchain technology as an academic discipline.</text:span></text:p>
      <text:p text:style-name="Text_20_body"><text:span text:style-name="T12">For example, normalisation process theory (May and Finch </text:span><text:a xlink:type="simple" xlink:href="https://www.tandfonline.com/doi/full/10.1080/00207543.2018.1533261#" text:style-name="Internet_20_link" text:visited-style-name="Visited_20_Internet_20_Link"><text:span text:style-name="T12">2009</text:span></text:a><text:span text:style-name="T12">), originating in the sociology literature, concerns the implementation process by which practices become routinely embedded in everyday life and sustained in the social context. The extended argument from this theory is that operational routines may exist across organisations, can also strongly relate and influence performance outcomes. Given the more operational relationship tendencies that emerge from a blockchain-enabled supply chain, this theoretical perspective may be more appropriate, then say the more established and strategically focused resource-based view (Barney </text:span><text:a xlink:type="simple" xlink:href="https://www.tandfonline.com/doi/full/10.1080/00207543.2018.1533261#" text:style-name="Internet_20_link" text:visited-style-name="Visited_20_Internet_20_Link"><text:span text:style-name="T12">1991</text:span></text:a><text:span text:style-name="T12">) of the organisation and supply chains. Therefore, we arrive at a general sixth research proposition:</text:span></text:p>
      <text:p text:style-name="P21">P6: In order to support the development and understanding of blockchain technology in the supply chain, interdisciplinary investigations are needed to build theories and designs for blockchain technology.</text:p>
      <text:p text:style-name="Text_20_body"><text:span text:style-name="T12">In our review of potential applications of blockchain technology and the supply chain, we made an especial focus on sustainability issues. Sustainability in supply chains is given a little more attention here since it covers a comprehensive influence and relationship of supply chains going beyond economics and business to include society and the environment. Economic, environmental and social performance are three key aspects of sustainability that can be measured by comprehensive sustainability metrics (de Sousa Jabbour et al. </text:span><text:a xlink:type="simple" xlink:href="https://www.tandfonline.com/doi/full/10.1080/00207543.2018.1533261#" text:style-name="Internet_20_link" text:visited-style-name="Visited_20_Internet_20_Link"><text:span text:style-name="T12">2018b</text:span></text:a><text:span text:style-name="T12">). There is a large body of literature on sustainability metrics that have been used to measure performance and majority of them address the environmental aspects (Ahi and Searcy </text:span><text:a xlink:type="simple" xlink:href="https://www.tandfonline.com/doi/full/10.1080/00207543.2018.1533261#" text:style-name="Internet_20_link" text:visited-style-name="Visited_20_Internet_20_Link"><text:span text:style-name="T12">2015</text:span></text:a><text:span text:style-name="T12">). As indicated earlier in this paper, blockchain technology has the potential to improve economic, social, and environmental performance. However, the amount of improvements </text:span><text:soft-page-break/><text:span text:style-name="T12">may not be equal. Blockchain technology, based on current and developing applications in the supply chain, seems to have more opportunities to boost environmental performance than social performance. GHG emissions, water usage, energy consumption, waste generation, and the use of hazardous and toxic substances are some examples of environmental metrics (Varsei et al. </text:span><text:a xlink:type="simple" xlink:href="https://www.tandfonline.com/doi/full/10.1080/00207543.2018.1533261#" text:style-name="Internet_20_link" text:visited-style-name="Visited_20_Internet_20_Link"><text:span text:style-name="T12">2014</text:span></text:a><text:span text:style-name="T12">) that can be more easily measured and monitored in blockchain platform transactions. The ‘Internet of Things’ enriches environmental performance by providing the more accurate and secure data from machines and devices in production, logistics, and other inter-functional inter-firm processes; blockchain technology has similar capabilities.</text:span></text:p>
      <text:p text:style-name="Text_20_body"><text:span text:style-name="T12">An application of blockchain technology in improving social performance is building a proper incentivising system that inspires companies to contribute in improving social values on blockchain infrastructure. The Backfeed, which is an interesting conceptual model that is developed on blockchain backbone, facilitates cooperation among participants, and allows them to be rewarded for their contribution in the value system. The rewards can be formed as cryptocurrencies tokens and reputation scores (Pazaitis, De Filippi, and Kostakis </text:span><text:a xlink:type="simple" xlink:href="https://www.tandfonline.com/doi/full/10.1080/00207543.2018.1533261#" text:style-name="Internet_20_link" text:visited-style-name="Visited_20_Internet_20_Link"><text:span text:style-name="T12">2017</text:span></text:a><text:span text:style-name="T12">). However, social performance is difficult to measure and maintain (Seuring </text:span><text:a xlink:type="simple" xlink:href="https://www.tandfonline.com/doi/full/10.1080/00207543.2018.1533261#" text:style-name="Internet_20_link" text:visited-style-name="Visited_20_Internet_20_Link"><text:span text:style-name="T12">2013</text:span></text:a><text:span text:style-name="T12">), even after blockchain implementation. Social performance is culturally contextual, with broader ranges of subjectivity; whereas it is easier to find scientific measurements and performance on environmental factors. In addition, social measures may be more politically sensitive. Although blockchain technology promises greater transparency improvement in equity, labour practices and decent work, human rights, and other social metrics, it may cause companies to take efforts to hide and not to share critical, personal, or nefarious information. Also, the definition of social aspects of sustainability has not been well-defined on the literature and is less mature overall in sustainable supply chain research (Hutchins and Sutherland </text:span><text:a xlink:type="simple" xlink:href="https://www.tandfonline.com/doi/full/10.1080/00207543.2018.1533261#" text:style-name="Internet_20_link" text:visited-style-name="Visited_20_Internet_20_Link"><text:span text:style-name="T12">2008</text:span></text:a><text:span text:style-name="T12">; Seuring and Müller </text:span><text:a xlink:type="simple" xlink:href="https://www.tandfonline.com/doi/full/10.1080/00207543.2018.1533261#" text:style-name="Internet_20_link" text:visited-style-name="Visited_20_Internet_20_Link"><text:span text:style-name="T12">2008</text:span></text:a><text:span text:style-name="T12">; Fahimnia, Sarkis, and Davarzani </text:span><text:a xlink:type="simple" xlink:href="https://www.tandfonline.com/doi/full/10.1080/00207543.2018.1533261#" text:style-name="Internet_20_link" text:visited-style-name="Visited_20_Internet_20_Link"><text:span text:style-name="T12">2015</text:span></text:a><text:span text:style-name="T12">) which makes the social performance measurement more challenging. Overall, from a sustainability perspective we arrive at the seventh and final research proposition:</text:span></text:p>
      <text:p text:style-name="P21">P7: Blockchain technology in the supply chain will more effectively manage economic and environmental (ecological) sustainability rather than social sustainability in the supply chain.</text:p>
      <text:p text:style-name="Text_20_body"><text:span text:style-name="T12">Disruption and uncertainty in supply chains have inspired the emergent use of risk management in supply chains. Natural and man-made disasters threaten the performance of supply chains and solution techniques are required to control and mitigate supply chain risks (Heckmann, Comes, and Nickel </text:span><text:a xlink:type="simple" xlink:href="https://www.tandfonline.com/doi/full/10.1080/00207543.2018.1533261#" text:style-name="Internet_20_link" text:visited-style-name="Visited_20_Internet_20_Link"><text:span text:style-name="T12">2015</text:span></text:a><text:span text:style-name="T12">; Fahimnia et al. </text:span><text:a xlink:type="simple" xlink:href="https://www.tandfonline.com/doi/full/10.1080/00207543.2018.1533261#" text:style-name="Internet_20_link" text:visited-style-name="Visited_20_Internet_20_Link"><text:span text:style-name="T12">2015</text:span></text:a><text:span text:style-name="T12">). Digital technologies have transformed supply chain management risks. Blockchain technology has the potential to improve efficiency through the use of smart contracts. Regulations, contracts, and policies, that can delay supply chain and logistic activities, can automatically be executed by smart contracts. This innovative application helps save time and reduce risk in supply chains (Ivanov, Dolgui, and Sokolov </text:span><text:a xlink:type="simple" xlink:href="https://www.tandfonline.com/doi/full/10.1080/00207543.2018.1533261#" text:style-name="Internet_20_link" text:visited-style-name="Visited_20_Internet_20_Link"><text:span text:style-name="T12">2018</text:span></text:a><text:span text:style-name="T12">).</text:span></text:p>
      <text:p text:style-name="Text_20_body"><text:soft-page-break/><text:span text:style-name="T12">Blockchain technology provides information transparency in the supply chain. For example, in the food industry, traceability of information and provenance improves food safety and quality. As a use case, IBM and Walmart collaborated to trace products from their origin on a blockchain infrastructure (Carter and Koh </text:span><text:a xlink:type="simple" xlink:href="https://www.tandfonline.com/doi/full/10.1080/00207543.2018.1533261#" text:style-name="Internet_20_link" text:visited-style-name="Visited_20_Internet_20_Link"><text:span text:style-name="T12">2018</text:span></text:a><text:span text:style-name="T12">). Supply chain participants can monitor materials, goods and information flow in the blockchain. This would facilitate predicting hazardous events and emergency management. In addition, real-time information circulation in supply chains, especially by removing intermediaries and multiple middle layers on a blockchain platform, facilitate supply chain risk management. Therefore, the issue that blockchain technology can improve supply chain risk and resiliency requires further investigation.</text:span></text:p>
      <text:p text:style-name="Text_20_body"><text:span text:style-name="T12"/></text:p>
      <text:p text:style-name="Text_20_body"><text:span text:style-name="T12"/></text:p>
      <text:p text:style-name="P24"><text:span text:style-name="T12"/></text:p>
      <text:p text:style-name="P25"><text:span text:style-name="T6"/></text:p>
      <text:p text:style-name="P20"><text:s/></text:p>
      <text:p text:style-name="P14"/>
      <text:p text:style-name="P14"><text:tab/><text:tab/><text:tab/><text:tab/></text:p>
      <text:p text:style-name="P6"><text:tab/><text:tab/><text:tab/><text:tab/></text:p>
      <text:p text:style-name="P7"/>
      <text:p text:style-name="P4"><text:span text:style-name="T4"/></text:p>
      <text:p text:style-name="P1"><text:span text:style-name="T4"/></text:p>
      <text:p text:style-name="P8"><text:span text:style-name="T7"/></text:p>
      <text:p text:style-name="P8"><text:span text:style-name="T7"/></text:p>
      <text:p text:style-name="P8"><text:span text:style-name="T7"/></text:p>
      <text:p text:style-name="P2"><text:span text:style-name="T2"><text:tab/><text:tab/><text:tab/> <text:s text:c="2"/></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text:span text:style-name="T2"/></text:p>
      <text:p text:style-name="P18"><text:span text:style-name="T2">The expected outcome:</text:span></text:p>
      <text:p text:style-name="P4"><text:span text:style-name="T28"><text:tab/><text:tab/><text:tab/><text:tab/><text:tab/></text:span><text:span text:style-name="T9">we proposed and discussed the adoption of blockchain technology in supply chain networks. The evolution of blockchain-based supply chain management is presented which enables the creation of shared, secure, decentralised ledgers, autonomous digital contracts (smart contracts), and trustworthy and secure networks. In addition, it supports transaction between partners (peer-to-peer) by reducing the role of middlemen/intermediaries in the network.</text:span></text:p>
      <text:p text:style-name="P23">In addition to an overview of blockchain technology and its applicability in the supply chain, obstacles facing organisations for blockchain technology adoption are summarised in this paper. Many of these barriers utilise theories and literature that considered similar disruptive technologies. This is the first papers to clearly identify and categorise blockchain barriers in general, and those specific to the adoption of the technology for supply chain purposes. The barriers of blockchain adoption in supply chain are reviewed as multi-faceted issues which affect not only the relationship between supply chain partners but also partners’ employees and their stakeholders. In addition, the technological barriers pertaining to blockchain adoption are included and many stem from blockchain technology immaturity. System-related issues of blockchain technology, which can limit its adoption, requires more focus in future research and effective technical solutions to address the scalability issues need to be more studied. More empirical research is required to explore the significance of the various barriers and identify the causal relationships among them. This research would establish fundamentals to effectively manage blockchain implementation.</text:p>
      <text:p text:style-name="P23">Furthermore, the majority of the reviewed literature studied blockchain technology in the Bitcoin and other cryptocurrencies’ environment. However, other applications of blockchain technology, especially business applications, rarely have been addressed in the past scholarly research. Hence, more research is required to evaluate the adoption of blockchain technology for different business purposes. In order to motivate basic research, we introduced some general research propositions that focus on post-adoption issues facing blockchain-enabled supply chains.</text:p>
      <text:p text:style-name="Text_20_body"><text:soft-page-break/><text:span text:style-name="T8">In addition to the future research on the theoretical propositions, technical and engineering research related to various supply chain themes is also needed. For example, distributed supply chain coordination (Chan and Chan </text:span><text:a xlink:type="simple" xlink:href="https://www.tandfonline.com/doi/full/10.1080/00207543.2018.1533261#" text:style-name="Internet_20_link" text:visited-style-name="Visited_20_Internet_20_Link"><text:span text:style-name="T8">2010</text:span></text:a><text:span text:style-name="T8">; Ivanov et al. </text:span><text:a xlink:type="simple" xlink:href="https://www.tandfonline.com/doi/full/10.1080/00207543.2018.1533261#" text:style-name="Internet_20_link" text:visited-style-name="Visited_20_Internet_20_Link"><text:span text:style-name="T8">2016</text:span></text:a><text:span text:style-name="T8">), material and information flow coordination (Ivanov, Sokolov, and Raguinia </text:span><text:a xlink:type="simple" xlink:href="https://www.tandfonline.com/doi/full/10.1080/00207543.2018.1533261#" text:style-name="Internet_20_link" text:visited-style-name="Visited_20_Internet_20_Link"><text:span text:style-name="T8">2014</text:span></text:a><text:span text:style-name="T8">), virtual enterprises (Sarkis, Talluri, and Gunasekaran </text:span><text:a xlink:type="simple" xlink:href="https://www.tandfonline.com/doi/full/10.1080/00207543.2018.1533261#" text:style-name="Internet_20_link" text:visited-style-name="Visited_20_Internet_20_Link"><text:span text:style-name="T8">2007</text:span></text:a><text:span text:style-name="T8">; Crispim and de Sousa </text:span><text:a xlink:type="simple" xlink:href="https://www.tandfonline.com/doi/full/10.1080/00207543.2018.1533261#" text:style-name="Internet_20_link" text:visited-style-name="Visited_20_Internet_20_Link"><text:span text:style-name="T8">2010</text:span></text:a><text:span text:style-name="T8">), agile supply chain management (Sarkis and Talluri </text:span><text:a xlink:type="simple" xlink:href="https://www.tandfonline.com/doi/full/10.1080/00207543.2018.1533261#" text:style-name="Internet_20_link" text:visited-style-name="Visited_20_Internet_20_Link"><text:span text:style-name="T8">2001</text:span></text:a><text:span text:style-name="T8">; Cabral, Grilo, and Cruz-Machado </text:span><text:a xlink:type="simple" xlink:href="https://www.tandfonline.com/doi/full/10.1080/00207543.2018.1533261#" text:style-name="Internet_20_link" text:visited-style-name="Visited_20_Internet_20_Link"><text:span text:style-name="T8">2012</text:span></text:a><text:span text:style-name="T8">), flexibility in supply chains (Ivanov, Das, and Choi </text:span><text:a xlink:type="simple" xlink:href="https://www.tandfonline.com/doi/full/10.1080/00207543.2018.1533261#" text:style-name="Internet_20_link" text:visited-style-name="Visited_20_Internet_20_Link"><text:span text:style-name="T8">2018</text:span></text:a><text:span text:style-name="T8">), performance measurement of supply chains (Arzu Akyuz and Erman Erkan </text:span><text:a xlink:type="simple" xlink:href="https://www.tandfonline.com/doi/full/10.1080/00207543.2018.1533261#" text:style-name="Internet_20_link" text:visited-style-name="Visited_20_Internet_20_Link"><text:span text:style-name="T8">2010</text:span></text:a><text:span text:style-name="T8">), supply chain resiliency, risk and ripple effect (Dolgui, Ivanov, and Sokolov </text:span><text:a xlink:type="simple" xlink:href="https://www.tandfonline.com/doi/full/10.1080/00207543.2018.1533261#" text:style-name="Internet_20_link" text:visited-style-name="Visited_20_Internet_20_Link"><text:span text:style-name="T8">2018</text:span></text:a><text:span text:style-name="T8">; Ivanov </text:span><text:a xlink:type="simple" xlink:href="https://www.tandfonline.com/doi/full/10.1080/00207543.2018.1533261#" text:style-name="Internet_20_link" text:visited-style-name="Visited_20_Internet_20_Link"><text:span text:style-name="T8">2018</text:span></text:a><text:span text:style-name="T8">), real-time control and service oriented supply chains (Xu </text:span><text:a xlink:type="simple" xlink:href="https://www.tandfonline.com/doi/full/10.1080/00207543.2018.1533261#" text:style-name="Internet_20_link" text:visited-style-name="Visited_20_Internet_20_Link"><text:span text:style-name="T8">2011</text:span></text:a><text:span text:style-name="T8">) are all potential technical topics that can relate to advancing blockchains and supply chain research.</text:span></text:p>
      <text:p text:style-name="P23">Practically, given that the broader use of blockchain technology for business purposes has already started and supported by some leading companies, such as IBM, Boeing, Microsoft, and SAP. Investigations are needed to evaluate the case studies and pilot programmes and provide valuable practical information to enhance blockchain implementation. Post-implementation success and failure factors of this technology can also be addressed in the future research.</text:p>
      <text:p text:style-name="P23">We also identified the relative importance of blockchain technology for sustainability in supply chains. Future research can also go in this direction where the environmental and social/humanity dimension of sustainability, including the U.N.’s sustainable development goals (SDGs), as an example, can be used to study blockchain-enable supply chain effectiveness.</text:p>
      <text:p text:style-name="Text_20_body"><text:span text:style-name="T8">Considerable opportunities exist for a better understanding of this technology and its application to go beyond traditional information systems and web-based integration in supply chains. We encourage academia to examine and build on the identified research propositions and the emergent digitisation and supply chain research (e.g. Ivanov, Das, and Choi </text:span><text:a xlink:type="simple" xlink:href="https://www.tandfonline.com/doi/full/10.1080/00207543.2018.1533261#" text:style-name="Internet_20_link" text:visited-style-name="Visited_20_Internet_20_Link"><text:span text:style-name="T8">2018</text:span></text:a><text:span text:style-name="T8">; Oliveira and Handfield </text:span><text:a xlink:type="simple" xlink:href="https://www.tandfonline.com/doi/full/10.1080/00207543.2018.1533261#" text:style-name="Internet_20_link" text:visited-style-name="Visited_20_Internet_20_Link"><text:span text:style-name="T8">2018</text:span></text:a><text:span text:style-name="T8">). Understanding the full implications of blockchain technology in the supply chain will require transdisciplinary efforts. Professional organisations need to be involved and work with academia to develop standards and provide practical performance measurement on blockchain technology implementation. Undoubtedly, there is a substantial amount of work in this area for future research direction.</text:span></text:p>
      <text:p text:style-name="P18"><text:soft-page-break/><text:span text:style-name="T2"/></text:p>
      <text:p text:style-name="P18"><text:span text:style-name="T2"/></text:p>
      <text:p text:style-name="P1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3:43:58.015549536</meta:creation-date>
    <dc:date>2020-02-13T14:32:58.724768902</dc:date>
    <meta:editing-duration>PT18M2S</meta:editing-duration>
    <meta:editing-cycles>6</meta:editing-cycles>
    <meta:generator>LibreOffice/5.1.6.2$Linux_X86_64 LibreOffice_project/10m0$Build-2</meta:generator>
    <meta:document-statistic meta:table-count="0" meta:image-count="0" meta:object-count="0" meta:page-count="12" meta:paragraph-count="59" meta:word-count="3947" meta:character-count="28196" meta:non-whitespace-character-count="24256"/>
  </office:meta>
</office:document-meta>
</file>